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gh_R</text:p>
          </table:table-cell>
          <table:table-cell office:value-type="string" calcext:value-type="string">
            <text:p>Normal <text:s/></text:p>
          </table:table-cell>
          <table:table-cell office:value-type="string" calcext:value-type="string">
            <text:p>Double 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4.301973" calcext:value-type="float">
            <text:p>14.301973</text:p>
          </table:table-cell>
          <table:table-cell table:formula="of:=[.B3]*2" office:value-type="float" office:value="28.603946" calcext:value-type="float">
            <text:p>28.603946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317834" calcext:value-type="float">
            <text:p>0.317834</text:p>
          </table:table-cell>
          <table:table-cell table:formula="of:=[.B4]*2" office:value-type="float" office:value="0.635668" calcext:value-type="float">
            <text:p>0.635668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317834" calcext:value-type="float">
            <text:p>0.317834</text:p>
          </table:table-cell>
          <table:table-cell table:formula="of:=[.B5]*2" office:value-type="float" office:value="0.635668" calcext:value-type="float">
            <text:p>0.635668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80366" calcext:value-type="float">
            <text:p>0.080366</text:p>
          </table:table-cell>
          <table:table-cell table:formula="of:=[.B6]*2" office:value-type="float" office:value="0.160732" calcext:value-type="float">
            <text:p>0.1607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ank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2.378041" calcext:value-type="float">
            <text:p>2.378041</text:p>
          </table:table-cell>
          <table:table-cell table:formula="of:=[.B9]*2" office:value-type="float" office:value="4.756082" calcext:value-type="float">
            <text:p>4.756082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29827" calcext:value-type="float">
            <text:p>0.029827</text:p>
          </table:table-cell>
          <table:table-cell table:formula="of:=[.B10]*2" office:value-type="float" office:value="0.059654" calcext:value-type="float">
            <text:p>0.059654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28704" calcext:value-type="float">
            <text:p>0.028704</text:p>
          </table:table-cell>
          <table:table-cell table:formula="of:=[.B11]*2" office:value-type="float" office:value="0.057408" calcext:value-type="float">
            <text:p>0.057408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4577" calcext:value-type="float">
            <text:p>0.004577</text:p>
          </table:table-cell>
          <table:table-cell table:formula="of:=[.B12]*2" office:value-type="float" office:value="0.009154" calcext:value-type="float">
            <text:p>0.0091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ot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690832" calcext:value-type="float">
            <text:p>1.690832</text:p>
          </table:table-cell>
          <table:table-cell table:formula="of:=[.B15]*2" office:value-type="float" office:value="3.381664" calcext:value-type="float">
            <text:p>3.381664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277" calcext:value-type="float">
            <text:p>0.00277</text:p>
          </table:table-cell>
          <table:table-cell table:formula="of:=[.B16]*2" office:value-type="float" office:value="0.00554" calcext:value-type="float">
            <text:p>0.00554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1145" calcext:value-type="float">
            <text:p>0.01145</text:p>
          </table:table-cell>
          <table:table-cell table:formula="of:=[.B17]*2"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10401" calcext:value-type="float">
            <text:p>0.010401</text:p>
          </table:table-cell>
          <table:table-cell table:formula="of:=[.B18]*2" office:value-type="float" office:value="0.020802" calcext:value-type="float">
            <text:p>0.0208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perArm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2.546371" calcext:value-type="float">
            <text:p>2.546371</text:p>
          </table:table-cell>
          <table:table-cell table:formula="of:=[.B21]*2" office:value-type="float" office:value="5.092742" calcext:value-type="float">
            <text:p>5.092742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17034" calcext:value-type="float">
            <text:p>0.017034</text:p>
          </table:table-cell>
          <table:table-cell table:formula="of:=[.B22]*2" office:value-type="float" office:value="0.034068" calcext:value-type="float">
            <text:p>0.034068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15301" calcext:value-type="float">
            <text:p>0.015301</text:p>
          </table:table-cell>
          <table:table-cell table:formula="of:=[.B23]*2" office:value-type="float" office:value="0.030602" calcext:value-type="float">
            <text:p>0.030602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6064" calcext:value-type="float">
            <text:p>0.006064</text:p>
          </table:table-cell>
          <table:table-cell table:formula="of:=[.B24]*2" office:value-type="float" office:value="0.012128" calcext:value-type="float">
            <text:p>0.012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werArm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155195" calcext:value-type="float">
            <text:p>1.155195</text:p>
          </table:table-cell>
          <table:table-cell table:formula="of:=[.B27]*2" office:value-type="float" office:value="2.31039" calcext:value-type="float">
            <text:p>2.31039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4659" calcext:value-type="float">
            <text:p>0.004659</text:p>
          </table:table-cell>
          <table:table-cell table:formula="of:=[.B28]*2" office:value-type="float" office:value="0.009318" calcext:value-type="float">
            <text:p>0.009318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5003" calcext:value-type="float">
            <text:p>0.005003</text:p>
          </table:table-cell>
          <table:table-cell table:formula="of:=[.B29]*2" office:value-type="float" office:value="0.010006" calcext:value-type="float">
            <text:p>0.010006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1467" calcext:value-type="float">
            <text:p>0.001467</text:p>
          </table:table-cell>
          <table:table-cell table:formula="of:=[.B30]*2" office:value-type="float" office:value="0.002934" calcext:value-type="float">
            <text:p>0.0029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nd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496671" calcext:value-type="float">
            <text:p>0.496671</text:p>
          </table:table-cell>
          <table:table-cell table:formula="of:=[.B33]*2" office:value-type="float" office:value="0.993342" calcext:value-type="float">
            <text:p>0.993342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1001" calcext:value-type="float">
            <text:p>0.001001</text:p>
          </table:table-cell>
          <table:table-cell table:formula="of:=[.B34]*2" office:value-type="float" office:value="0.002002" calcext:value-type="float">
            <text:p>0.002002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137" calcext:value-type="float">
            <text:p>0.00137</text:p>
          </table:table-cell>
          <table:table-cell table:formula="of:=[.B35]*2"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55" calcext:value-type="float">
            <text:p>0.00055</text:p>
          </table:table-cell>
          <table:table-cell table:formula="of:=[.B36]*2" office:value-type="float" office:value="0.0011" calcext:value-type="float">
            <text:p>0.0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1:07:57.649052768</meta:creation-date>
    <meta:generator>LibreOffice/5.1.4.2$Linux_X86_64 LibreOffice_project/10m0$Build-2</meta:generator>
    <dc:date>2017-02-22T11:23:30.966615853</dc:date>
    <meta:editing-duration>PT15M33S</meta:editing-duration>
    <meta:editing-cycles>1</meta:editing-cycles>
    <meta:document-statistic meta:table-count="1" meta:cell-count="80" meta:object-count="0"/>
  </office:meta>
</office:document-meta>
</file>